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L</mi>
        <mi mathvariant="italic">jm</mi>
      </msub>
      <mrow>
        <mi/>
        <mo stretchy="false">=</mo>
        <mi/>
      </mrow>
      <mfrac>
        <mrow>
          <msub>
            <mo stretchy="false">μ</mo>
            <mi>r</mi>
          </msub>
          <msub>
            <mo stretchy="false">μ</mo>
            <mn>0</mn>
          </msub>
        </mrow>
        <mrow>
          <mn>4</mn>
          <mo stretchy="false">π</mo>
        </mrow>
      </mfrac>
      <mrow>
        <munder>
          <mo stretchy="false">∮</mo>
          <msub>
            <mi>C</mi>
            <mi>j</mi>
          </msub>
        </munder>
        <mrow>
          <munder>
            <mo stretchy="false">∮</mo>
            <msub>
              <mi>C</mi>
              <mi>m</mi>
            </msub>
          </munder>
          <mi/>
        </mrow>
      </mrow>
      <mfrac>
        <mrow>
          <mtext>d</mtext>
          <mstyle mathvariant="bold">
            <mrow>
              <mi>r</mi>
            </mrow>
          </mstyle>
          <mrow>
            <mi/>
            <mo stretchy="false">⋅</mo>
            <mi/>
          </mrow>
          <mtext>d</mtext>
          <mrow>
            <mstyle mathvariant="bold">
              <mrow>
                <mi>r</mi>
              </mrow>
            </mstyle>
          </mrow>
          <mi>'</mi>
        </mrow>
        <mrow>
          <mrow>
            <mo stretchy="false">∣</mo>
            <mrow>
              <mstyle mathvariant="bold">
                <mrow>
                  <mi>r</mi>
                </mrow>
              </mstyle>
              <mrow>
                <mi/>
                <mo stretchy="false">−</mo>
                <mi/>
              </mrow>
              <mrow>
                <mstyle mathvariant="bold">
                  <mrow>
                    <mi>r</mi>
                  </mrow>
                </mstyle>
              </mrow>
              <mi>'</mi>
            </mrow>
            <mo stretchy="false">∣</mo>
          </mrow>
        </mrow>
      </mfrac>
      <mrow>
        <mi/>
        <mo stretchy="false">=</mo>
        <mi/>
      </mrow>
      <msub>
        <mi>L</mi>
        <mi mathvariant="italic">mj</mi>
      </msub>
    </mrow>
    <annotation encoding="StarMath 5.0">L_jm `=` {%imu _r %imu _0} over {4 %pi} lint from C_j lint from C_m ` {"d" bold r `cdot` "d" {bold r}'} over {lline bold r `-` {bold r}' rline } `=` L_m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11:31.390000000</meta:creation-date>
    <meta:generator>LibreOffice/4.1.4.2$Windows_x86 LibreOffice_project/0a0440ccc0227ad9829de5f46be37cfb6edcf72</meta:generator>
  </office:meta>
</office:document-meta>
</file>